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a5cc" officeooo:paragraph-rsid="00126e52"/>
    </style:style>
    <style:style style:name="P2" style:family="paragraph" style:parent-style-name="Standard">
      <style:text-properties officeooo:rsid="0019dd93" officeooo:paragraph-rsid="00126e52"/>
    </style:style>
    <style:style style:name="P3" style:family="paragraph" style:parent-style-name="Standard">
      <style:text-properties officeooo:rsid="001b6782" officeooo:paragraph-rsid="00126e52"/>
    </style:style>
    <style:style style:name="P4" style:family="paragraph" style:parent-style-name="Standard">
      <style:text-properties fo:font-style="italic" officeooo:rsid="001b6782" officeooo:paragraph-rsid="00126e52" style:font-style-asian="italic" style:font-style-complex="italic"/>
    </style:style>
    <style:style style:name="P5" style:family="paragraph" style:parent-style-name="Standard">
      <style:text-properties officeooo:rsid="001b9dff" officeooo:paragraph-rsid="00126e52"/>
    </style:style>
    <style:style style:name="P6" style:family="paragraph" style:parent-style-name="Standard">
      <style:text-properties officeooo:rsid="001d3a33" officeooo:paragraph-rsid="00126e52"/>
    </style:style>
    <style:style style:name="P7" style:family="paragraph" style:parent-style-name="Standard">
      <style:text-properties officeooo:rsid="001daa88" officeooo:paragraph-rsid="00126e52"/>
    </style:style>
    <style:style style:name="P8" style:family="paragraph" style:parent-style-name="Heading_20_2">
      <style:paragraph-properties fo:text-align="center" style:justify-single-word="false"/>
      <style:text-properties officeooo:rsid="0019dd93" officeooo:paragraph-rsid="00126e52"/>
    </style:style>
    <style:style style:name="T1" style:family="text">
      <style:text-properties officeooo:rsid="0149676d"/>
    </style:style>
    <style:style style:name="T2" style:family="text">
      <style:text-properties officeooo:rsid="032ba58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fa5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/>
      <text:p text:style-name="P2"/>
      <text:p text:style-name="P2">А соседняя палата заполнена. Там даже есть один из нашего стройбата.</text:p>
      <text:p text:style-name="P2">Тоже «дед», но русский — <text:s/>Санёк. Волосы русые, а правая бровь слизнута плоским шрамом.</text:p>
      <text:p text:style-name="P2">Он ходил в самоволку на своём тракторе, куда-то там врезался, или перевернулся. Пришлось ампутировать <text:span text:style-name="T1">обе </text:span>ноги выше колен.</text:p>
      <text:p text:style-name="P2">В столовую он не ходит. <text:span text:style-name="T1">Р</text:span>ебята <text:span text:style-name="T1">ему </text:span>оттуда <text:span text:style-name="T1">обед прямо в палату </text:span>носят, хотя у него есть костыли и пара высоких протезов рядом с койкой.</text:p>
      <text:p text:style-name="P2">В журнале «Сельская жизнь» на передней обложке он увидел фотографию ударницы-комбайнёрши со Ставрополья, на фоне комбайна и пшеничных колосьев; и теперь ей письма пишет.</text:p>
      <text:p text:style-name="P2">«Здравствуйте, незнакомая Валентина...»</text:p>
      <text:p text:style-name="P2">Иногда его навещают водители-сослуживцы из нашей части. После <text:span text:style-name="T1">их визитов</text:span> он орёт песни и скандалит с дежурным по госпиталю, но ему это сходит с рук; всё равно <text:span text:style-name="T2">не </text:span>сегодня-завтра комиссуют.</text:p>
      <text:p text:style-name="P2"/>
      <text:p text:style-name="P3">На втором этаже есть библиотека. Жаль читать нечего. Всего две полки книг и все переводы с китайского, о том как строится социализм в китайской деревне. Печаталось в пятидесятые, до разоблачения культа личности на ХХ-м съезде КПСС; <text:span text:style-name="T1">то есть, до того, как</text:span> Мао-цзе-Дун обиделся за своего корифана Сталина и в обеих великих державах перестали петь:</text:p>
      <text:p text:style-name="P4"><text:tab/><text:tab/><text:tab/>Москва — Пекин,</text:p>
      <text:p text:style-name="P3"><text:span text:style-name="T3"><text:tab/><text:tab/><text:tab/>Навеки дружба..</text:span>.</text:p>
      <text:p text:style-name="P3"/>
      <text:p text:style-name="P3">А куда денешься, если читать нечего? Вот и читаешь социалистический реализм в духе Жеминь Жибао.</text:p>
      <text:p text:style-name="P3"/>
      <text:p text:style-name="P3">В соседней палате переполох на весь коридор — комбайнёрша Валентина ответила на письма личным <text:span text:style-name="T1">появлением</text:span>.</text:p>
      <text:p text:style-name="P3">Стоит во дворе под деревом. Вся такая смуглянка-молдаванка лет за тридцать; красивая красотой киноактрис из первых советских цветных кинолент про колхозы в казачьих станицах.</text:p>
      <text:p text:style-name="P3">Красавчик в <text:span text:style-name="T1">госпитальной </text:span>пижаме ей втолковывает, что Санёк сейчас выйдет — у него процедура.</text:p>
      <text:p text:style-name="P3">А Санёк в полуистерике на койке в палате пристёгивает свои протезы; ему помогают натянуть сверху пижамные штаны и на двух костылях под мышками он неумело волочит своё тело к выходу.</text:p>
      <text:p text:style-name="P3">Но Валентина — молодец, минуты три <text:span text:style-name="T1">она с ним всё же посидела</text:span> на скамейке перед входом. <text:s/></text:p>
      <text:p text:style-name="P3">Потом тот же красавчик повёл её по тропинке к выходу через прореху в заборе.</text:p>
      <text:p text:style-name="P5">А Санёк в тот день опять нажрался.</text:p>
      <text:p text:style-name="P5"/>
      <text:p text:style-name="P5">Через два дня по той же тропинке... Смотрю — не врубаюсь... Не может быть!</text:p>
      <text:p text:style-name="P5">Ольга!</text:p>
      <text:p text:style-name="P5">Точно — она!</text:p>
      <text:p text:style-name="P5">Подбежала. Обнялись. Только волосы <text:span text:style-name="T1">у неё </text:span>уже тёмно-рыжие и незнакомые брюки в больших жёлтых цветах.</text:p>
      <text:p text:style-name="P5">В тот же вечер я в тех брюках пошёл с ней в парк на танцплощадку. Ещё какая-то водолазка в обтяжку. А на ней, конечно, мини-юбка.</text:p>
      <text:p text:style-name="P5">На площадке какие-то местные начали вязаться, но меня два «черпака» из нашей части опознали и подошли. <text:s/></text:p>
      <text:p text:style-name="P5">Один в гражданке, второй в «пэша». Я и имён их не знаю. </text:p>
      <text:p text:style-name="P5">Местные врубились, что стройбат гуляет в самоволке и — отвалили.</text:p>
      <text:p text:style-name="P5"><text:soft-page-break/></text:p>
      <text:p text:style-name="P6">У Ольги в жизни — ворох новостей.</text:p>
      <text:p text:style-name="P6">Она опять уехала в Феодосию, а там в яслях мест нет. </text:p>
      <text:p text:style-name="P6">Она с Леночкой пошла в горисполком на приём к председателю, <text:span text:style-name="T1">а</text:span> тот тоже — нет мест, <text:span text:style-name="T1">и всё тут</text:span>. Так она Леночку просто на стол ему положила и ушла. </text:p>
      <text:p text:style-name="P6">Он до самой лестницы за ней бежал:</text:p>
      <text:p text:style-name="P6">- Женщина! Заберите ребёнка!</text:p>
      <text:p text:style-name="P6">Вобщем, нашли место. Сейчас её мама за Леночкой смотрит, вот только по пути в Ставрополь в поезде у неё деньги вытащили.</text:p>
      <text:p text:style-name="P6">И моё обручальное кольцо пропало. </text:p>
      <text:p text:style-name="P6">Но это ещё в Конотопе — она ж его носила на пальце, а оно широкое и когда пелёнки стирала не заметила как оно <text:span text:style-name="T2">в таз </text:span>соскользнуло; так с <text:span text:style-name="T2">мыльной </text:span>водой и выплеснула в сливную яму.</text:p>
      <text:p text:style-name="P6"/>
      <text:p text:style-name="P6">На следующий день она заняла деньги на обратный путь у стряпухи, что как раз проведывала Резо, и ушла по той же тропинке.</text:p>
      <text:p text:style-name="P6">Мне сняли гипс с руки и выписали.</text:p>
      <text:p text:style-name="P6">Я поехал на юго-восточную окраину Ставрополя и от Кольцевого пошёл под высокими деревьями вдоль трассы на Элисту <text:s/>к развилке на Дёмино.</text:p>
      <text:p text:style-name="P6">На грунтовой обочине лежали редкие ярко-жёлтые листья. Светило солнце, но чувствовалось, что уже осень. </text:p>
      <text:p text:style-name="P6">А где же лето?</text:p>
      <text:p text:style-name="P6">На трассе затормозил один из стройбатовских грузовиков. Водитель крикнул мне:</text:p>
      <text:p text:style-name="P6">- Домой?</text:p>
      <text:p text:style-name="P6">Я ответил, что да, домой, и запрыгнул в кузов; потому что ни с работы, ни из самоволки мы не возвращались в «часть», или в «казарму».</text:p>
      <text:p text:style-name="P6">Мы возвращались «домой».</text:p>
      <text:p text:style-name="P6"/>
      <text:p text:style-name="P7">Дома тоже оказалось не без новостей.</text:p>
      <text:p text:style-name="P7">За время моего отсутствие наше отделение пережило разгул «дедовщины», когда их после отбоя выводили на плац и заставляли ходить «гусиным шагом», в полуприседе. </text:p>
      <text:p text:style-name="P7">Избивали.</text:p>
      <text:p text:style-name="P7">Особо зверствовал Карлуха из второй роты — покалывал «молодых» ножом; не резал, но покалывал. А сам — шибздик, на полголовы ниже нормального роста.</text:p>
      <text:p text:style-name="P7">Потом в подвале 50-квартирного ломанулся с ножом на Сергея Черненко, он же Серый, из Днепра; но у Серого после зоны остались навыки к таким разборкам и он его вырубил.</text:p>
      <text:p text:style-name="P7">Карлуха блатовал только на том основании, что он «дед», но «деды» из тех, кто срок мотал и пайку хавал за него не писанулись против Серого.</text:p>
      <text:p text:style-name="P7">Так что всё, типа, поутихло, но напряжённость сохраняется.</text:p>
      <text:p text:style-name="P7"/>
      <text:p text:style-name="P7">На волне этой напряжённости какой-то «фазан» ко мне прицепился:</text:p>
      <text:p text:style-name="P7">- Ты чё — блатной?</text:p>
      <text:p text:style-name="P7">Скажешь «да», так за слова отвечать надо, а для меня статьи Уголовного Кодекса такая же закрытая книга, как и формулы органической химии.</text:p>
      <text:p text:style-name="P7">Я сказал «нет», он завёл меня в бытовку и начал стричь «под ноль» ручной машинкой — мол, чересчур оброс для «молодого».</text:p>
      <text:p text:style-name="P7">А мне не жалко, за два года ещё отрастут. Только машинка тупая и пару раз дерганула очень больно.</text:p>
      <text:p text:style-name="P7">В бытовке присутствовал штукатур из третьей роты, который пришёл проведать своих земляков-армян.</text:p>
      <text:p text:style-name="P7">Он <text:span text:style-name="T4">и предложил </text:span>«<text:span text:style-name="T4">фазану» — «давай я докончу», а тот уже и сам не рад, что начал — отдал машинку.</text:span></text:p>
      <text:p text:style-name="P1">Вобщем, достригал меня Роберт Закарян, а когда машинка заедала, он говорил «извини».</text:p>
      <text:p text:style-name="P1"><text:soft-page-break/>Я уж и забыл, что такие слова бываю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2:49:50.242592520</meta:creation-date>
    <dc:date>2017-03-02T12:49:59.752973799</dc:date>
    <dc:creator>sehrguey </dc:creator>
    <meta:editing-duration>PT9S</meta:editing-duration>
    <meta:editing-cycles>1</meta:editing-cycles>
    <meta:document-statistic meta:table-count="0" meta:image-count="0" meta:object-count="0" meta:page-count="3" meta:paragraph-count="59" meta:word-count="867" meta:character-count="5312" meta:non-whitespace-character-count="4469"/>
    <meta:generator>LibreOffice/4.3.3.2$Linux_x86 LibreOffice_project/430m0$Build-2</meta:generator>
  </office:meta>
</office:document-meta>
</file>